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style:font-name="LUCIDA SANS" fo:font-size="10pt" style:font-size-asian="10pt" style:font-size-complex="10pt"/>
    </style:style>
    <style:style style:name="P2" style:family="paragraph" style:parent-style-name="Table_20_Contents">
      <style:text-properties style:font-name="LUCIDA SANS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5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fo:font-style="normal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2" style:family="text">
      <style:text-properties fo:color="#000000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221f1f" style:text-position="-5% 100%" style:font-name="Lucida Sans" fo:letter-spacing="-0.007cm" fo:font-style="italic" style:text-underline-style="none" fo:font-weight="normal" style:font-style-asian="italic" style:font-weight-asian="normal" style:font-name-complex="Lucida Sans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6-06-29T11:50:11.977639152</dc:date>
    <meta:editing-duration>PT3H21M34S</meta:editing-duration>
    <meta:editing-cycles>40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